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format="">
        <style:list-level-properties text:space-before="0in" text:min-label-width="0in"/>
      </text:list-level-style-number>
      <text:list-level-style-bullet text:level="2" text:style-name="WW_CharLFO6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6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6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6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6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6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6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6LVL9" text:bullet-char="">
        <style:list-level-properties text:space-before="4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9638in"/>
    </style:style>
    <style:style style:name="TableColumn3" style:family="table-column">
      <style:table-column-properties style:column-width="1.9645in"/>
    </style:style>
    <style:style style:name="TableColumn4" style:family="table-column">
      <style:table-column-properties style:column-width="1.9645in"/>
    </style:style>
    <style:style style:name="TableColumn5" style:family="table-column">
      <style:table-column-properties style:column-width="1.9645in"/>
    </style:style>
    <style:style style:name="TableColumn6" style:family="table-column">
      <style:table-column-properties style:column-width="1.9645in"/>
    </style:style>
    <style:style style:name="Table1" style:family="table" style:master-page-name="MP0">
      <style:table-properties style:width="9.8222in" fo:margin-left="0in" table:align="left"/>
    </style:style>
    <style:style style:name="TableRow7" style:family="table-row">
      <style:table-row-properties style:min-row-height="0.3937in"/>
    </style:style>
    <style:style style:name="TableCell8" style:family="table-cell">
      <style:table-cell-properties fo:border-top="0.0138in solid #C0504D" fo:border-left="0.0138in solid #C0504D" fo:border-bottom="none" fo:border-right="none" fo:background-color="#C0504D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TableCell11" style:family="table-cell">
      <style:table-cell-properties fo:border-top="0.0138in solid #C0504D" fo:border-left="none" fo:border-bottom="none" fo:border-right="none" fo:background-color="#C0504D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TableCell13" style:family="table-cell">
      <style:table-cell-properties fo:border-top="0.0138in solid #C0504D" fo:border-left="none" fo:border-bottom="none" fo:border-right="none" fo:background-color="#C0504D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TableCell16" style:family="table-cell">
      <style:table-cell-properties fo:border-top="0.0138in solid #C0504D" fo:border-left="none" fo:border-bottom="none" fo:border-right="none" fo:background-color="#C0504D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TableCell18" style:family="table-cell">
      <style:table-cell-properties fo:border-top="0.0138in solid #C0504D" fo:border-left="none" fo:border-bottom="none" fo:border-right="0.0138in solid #C0504D" fo:background-color="#C0504D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color="#FFFFFF" fo:font-size="8pt" style:font-size-asian="8pt" style:font-size-complex="8pt"/>
    </style:style>
    <style:style style:name="TableRow21" style:family="table-row">
      <style:table-row-properties style:min-row-height="4.5152in"/>
    </style:style>
    <style:style style:name="TableCell22" style:family="table-cell">
      <style:table-cell-properties fo:border-top="0.0138in solid #C0504D" fo:border-left="0.0138in solid #C0504D" fo:border-bottom="0.0138in solid #C0504D" fo:border-right="non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4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5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6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7" style:parent-style-name="Normal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8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29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0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1" style:parent-style-name="Normal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2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3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4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5" style:parent-style-name="Normal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6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7" style:parent-style-name="Normal" style:list-style-name="LFO5" style:family="paragraph">
      <style:paragraph-properties fo:margin-bottom="0in" fo:line-height="100%"/>
      <style:text-properties style:font-weight-complex="bold" fo:font-size="8pt" style:font-size-asian="8pt" style:font-size-complex="8pt"/>
    </style:style>
    <style:style style:name="P38" style:parent-style-name="Normal" style:family="paragraph">
      <style:paragraph-properties fo:margin-bottom="0in" fo:line-height="100%" fo:margin-left="0.25in">
        <style:tab-stops/>
      </style:paragraph-properties>
      <style:text-properties fo:font-weight="bold" style:font-weight-asian="bold" style:font-weight-complex="bold" fo:font-size="8pt" style:font-size-asian="8pt" style:font-size-complex="8pt"/>
    </style:style>
    <style:style style:name="TableCell39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4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43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4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6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4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8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49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50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51" style:parent-style-name="Normal" style:list-style-name="LFO5" style:family="paragraph">
      <style:text-properties fo:font-size="8pt" style:font-size-asian="8pt" style:font-size-complex="8pt"/>
    </style:style>
    <style:style style:name="P52" style:parent-style-name="Normal" style:list-style-name="LFO5" style:family="paragraph">
      <style:text-properties fo:font-size="8pt" style:font-size-asian="8pt" style:font-size-complex="8pt"/>
    </style:style>
    <style:style style:name="TableCell53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5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5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5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58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5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60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2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3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6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6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69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0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2" style:parent-style-name="Normal" style:family="paragraph">
      <style:paragraph-properties fo:margin-bottom="0in" fo:line-height="100%" fo:margin-left="0.25in">
        <style:tab-stops/>
      </style:paragraph-properties>
      <style:text-properties fo:font-size="8pt" style:font-size-asian="8pt" style:font-size-complex="8pt"/>
    </style:style>
    <style:style style:name="TableCell73" style:family="table-cell">
      <style:table-cell-properties fo:border-top="0.0138in solid #C0504D" fo:border-left="none" fo:border-bottom="0.0138in solid #C0504D" fo:border-right="none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7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7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79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0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2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84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8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89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0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2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93" style:family="table-cell">
      <style:table-cell-properties fo:border-top="0.0138in solid #C0504D" fo:border-left="none" fo:border-bottom="0.0138in solid #C0504D" fo:border-right="0.0138in solid #C0504D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9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7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98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99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0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1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2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104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5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6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P108" style:parent-style-name="Normal" style:list-style-name="LFO5" style:family="paragraph">
      <style:paragraph-properties fo:margin-bottom="0in" fo:line-height="100%"/>
      <style:text-properties fo:font-size="8pt" style:font-size-asian="8pt" style:font-size-complex="8pt"/>
    </style:style>
    <style:style style:name="P109" style:parent-style-name="Normal" style:family="paragraph"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nkelt<text:s/>(E)</text:p>
            <text:p text:style-name="P10">”tillräckliga kunskaper”<text:s/></text:p>
          </table:table-cell>
          <table:table-cell table:style-name="TableCell11">
            <text:p text:style-name="P12">Ganska<text:s/>enkelt<text:s/></text:p>
          </table:table-cell>
          <table:table-cell table:style-name="TableCell13">
            <text:p text:style-name="P14">Ganska<text:s/>avancerat<text:s/>(C)<text:s/></text:p>
            <text:p text:style-name="P15">”kommer klara estetiska programmet”</text:p>
          </table:table-cell>
          <table:table-cell table:style-name="TableCell16">
            <text:p text:style-name="P17">Avancerat</text:p>
          </table:table-cell>
          <table:table-cell table:style-name="TableCell18">
            <text:p text:style-name="P19">Mycket avancerat<text:s/>(A)</text:p>
            <text:p text:style-name="P20">”kommer utan problem klara estetiska programmet”</text:p>
          </table:table-cell>
        </table:table-row>
        <table:table-row table:style-name="TableRow21">
          <table:table-cell table:style-name="TableCell22">
            <text:p text:style-name="P23">Musikaliska situationer:</text:p>
            <text:list text:style-name="LFO5" text:continue-numbering="true">
              <text:list-item>
                <text:p text:style-name="P24">Singback/karaoke,</text:p>
              </text:list-item>
              <text:list-item>
                <text:p text:style-name="P25">Gemensam sång,</text:p>
              </text:list-item>
              <text:list-item>
                <text:p text:style-name="P26">Sång med melodistöd i form av andra sångare eller instrument.</text:p>
              </text:list-item>
            </text:list>
            <text:p text:style-name="P27">Gehör:</text:p>
            <text:list text:style-name="LFO5" text:continue-numbering="true">
              <text:list-item>
                <text:p text:style-name="P28">Kan skilja på låg och hög ton,</text:p>
              </text:list-item>
              <text:list-item>
                <text:p text:style-name="P29">Kan skilja på snabbt/långsamt,</text:p>
              </text:list-item>
              <text:list-item>
                <text:p text:style-name="P30">Kan imitera enkla rytmer och melodier,</text:p>
              </text:list-item>
            </text:list>
            <text:p text:style-name="P31">Teori:</text:p>
            <text:list text:style-name="LFO5" text:continue-numbering="true">
              <text:list-item>
                <text:p text:style-name="P32">Vet hur musik kan noteras,</text:p>
              </text:list-item>
              <text:list-item>
                <text:p text:style-name="P33">Förstår hur man läser en sångtext,</text:p>
              </text:list-item>
              <text:list-item>
                <text:p text:style-name="P34">Kan följa texten i en notbild,</text:p>
              </text:list-item>
            </text:list>
            <text:p text:style-name="P35">Samspel:</text:p>
            <text:list text:style-name="LFO5" text:continue-numbering="true">
              <text:list-item>
                <text:p text:style-name="P36">Kan<text:s/>anpassa<text:s/>rösten så den passar in ensemblens klang,</text:p>
              </text:list-item>
              <text:list-item>
                <text:p text:style-name="P37">Kan hålla samma takt och tempo som andra.</text:p>
              </text:list-item>
            </text:list>
            <text:p text:style-name="P38"/>
          </table:table-cell>
          <table:table-cell table:style-name="TableCell39">
            <text:p text:style-name="P40">Musikaliska situationer:</text:p>
            <text:list text:style-name="LFO5" text:continue-numbering="true">
              <text:list-item>
                <text:p text:style-name="P41">Sång där man efter ett tag kan släppa melodistödet,</text:p>
              </text:list-item>
            </text:list>
            <text:p text:style-name="P42">Gehör:<text:s/></text:p>
            <text:list text:style-name="LFO5" text:continue-numbering="true">
              <text:list-item>
                <text:p text:style-name="P43">kan höra skillnad på dissonans och konsonans,</text:p>
              </text:list-item>
              <text:list-item>
                <text:p text:style-name="P44">Kan<text:s/>med viss säkerhet<text:s/>höra och återge tvådelade rytmer,</text:p>
              </text:list-item>
              <text:list-item>
                <text:p text:style-name="P45">Kan höra när det är paus i musiken,</text:p>
              </text:list-item>
            </text:list>
            <text:p text:style-name="P46">Teori:</text:p>
            <text:list text:style-name="LFO5" text:continue-numbering="true">
              <text:list-item>
                <text:p text:style-name="P47">Kan använda noter för att följa melodilinjen,</text:p>
              </text:list-item>
              <text:list-item>
                <text:p text:style-name="P48">Kan använda noter för att hitta likheter och olikheter i musiken,</text:p>
              </text:list-item>
              <text:list-item>
                <text:p text:style-name="P49">Kan använda noter för att identifiera pauser i melodin,</text:p>
              </text:list-item>
            </text:list>
            <text:p text:style-name="P50">Samspel:</text:p>
            <text:list text:style-name="LFO5" text:continue-numbering="true">
              <text:list-item>
                <text:p text:style-name="P51">Kan räkna in på rätt sätt,</text:p>
              </text:list-item>
              <text:list-item>
                <text:p text:style-name="P52">Kan använda kroppen markera puls.</text:p>
              </text:list-item>
            </text:list>
          </table:table-cell>
          <table:table-cell table:style-name="TableCell53">
            <text:p text:style-name="P54">Musikaliska situationer:</text:p>
            <text:list text:style-name="LFO5" text:continue-numbering="true">
              <text:list-item>
                <text:p text:style-name="P55">Sång i mindre grupper,</text:p>
              </text:list-item>
              <text:list-item>
                <text:p text:style-name="P56">Gemensam sång,</text:p>
              </text:list-item>
              <text:list-item>
                <text:p text:style-name="P57">Sång till ackompanjemang utan melodistöd.</text:p>
              </text:list-item>
              <text:list-item>
                <text:p text:style-name="P58">Enklare flerstämmig sång (call and respons, SAB)</text:p>
              </text:list-item>
            </text:list>
            <text:p text:style-name="P59">Gehör:</text:p>
            <text:list text:style-name="LFO5" text:continue-numbering="true">
              <text:list-item>
                <text:p text:style-name="P60">kan höra och återge intervaller inom en oktavs omfång,</text:p>
              </text:list-item>
              <text:list-item>
                <text:p text:style-name="P61">kan intonera,</text:p>
              </text:list-item>
              <text:list-item>
                <text:p text:style-name="P62"><text:s/>kan räkna pauser,</text:p>
              </text:list-item>
              <text:list-item>
                <text:p text:style-name="P63">Kan höra och återge både tvådelade och tredelade rytmer.</text:p>
              </text:list-item>
            </text:list>
            <text:p text:style-name="P64">Teori:</text:p>
            <text:list text:style-name="LFO5" text:continue-numbering="true">
              <text:list-item>
                <text:p text:style-name="P65">Kan med hjälp av instrument lära sig enkla sånger utifrån en notbild.</text:p>
              </text:list-item>
              <text:list-item>
                <text:p text:style-name="P66">Kan skilja mellan tretakt och fyrtakt.</text:p>
              </text:list-item>
              <text:list-item>
                <text:p text:style-name="P67">Vet vad stämmorna i en kör heter och i grova drag skilja mellan deras omfång.</text:p>
              </text:list-item>
            </text:list>
            <text:p text:style-name="P68">Samspel:</text:p>
            <text:list text:style-name="LFO5" text:continue-numbering="true">
              <text:list-item>
                <text:p text:style-name="P69">Kan ibland stödja andra som har svårigheter,</text:p>
              </text:list-item>
              <text:list-item>
                <text:p text:style-name="P70">Väljer bra strategier för att lära sig nya sånger,</text:p>
              </text:list-item>
              <text:list-item>
                <text:p text:style-name="P71">Kan lyssna, identifiera och imitera<text:s/>karaktär i stilar man är väl bekant med.</text:p>
              </text:list-item>
            </text:list>
            <text:p text:style-name="P72"/>
          </table:table-cell>
          <table:table-cell table:style-name="TableCell73">
            <text:p text:style-name="P74">Musikaliska situationer:</text:p>
            <text:list text:style-name="LFO5" text:continue-numbering="true">
              <text:list-item>
                <text:p text:style-name="P75">Solosång</text:p>
              </text:list-item>
              <text:list-item>
                <text:p text:style-name="P76">A<text:s/>capella (sång utan ackompanjemang)</text:p>
              </text:list-item>
              <text:list-item>
                <text:p text:style-name="P77">Flerstämmig sång</text:p>
              </text:list-item>
            </text:list>
            <text:p text:style-name="P78">Gehör:</text:p>
            <text:list text:style-name="LFO5" text:continue-numbering="true">
              <text:list-item>
                <text:p text:style-name="P79">Kan höra och återge melodier i olika tonarter.</text:p>
              </text:list-item>
              <text:list-item>
                <text:p text:style-name="P80">Kan läsa enklare melodier a vista</text:p>
              </text:list-item>
              <text:list-item>
                <text:p text:style-name="P81">Kan sjunga flerstämmig sång,</text:p>
              </text:list-item>
              <text:list-item>
                <text:p text:style-name="P82">Kan höra och återge<text:s/>treklanger i dur och moll,</text:p>
              </text:list-item>
            </text:list>
            <text:p text:style-name="P83">Teori:</text:p>
            <text:list text:style-name="LFO5" text:continue-numbering="true">
              <text:list-item>
                <text:p text:style-name="P84">Kan göra enklare funktions- eller steganalyser,<text:s/></text:p>
              </text:list-item>
              <text:list-item>
                <text:p text:style-name="P85">kan<text:s/>transponera melodier och ackord,</text:p>
              </text:list-item>
              <text:list-item>
                <text:p text:style-name="P86">kan notera enklare melodier,</text:p>
              </text:list-item>
              <text:list-item>
                <text:p text:style-name="P87">kan harmonisera enklare melodier,</text:p>
              </text:list-item>
            </text:list>
            <text:p text:style-name="P88">Samspel:</text:p>
            <text:list text:style-name="LFO5" text:continue-numbering="true">
              <text:list-item>
                <text:p text:style-name="P89">Kan på egen hand identifiera fel och anpassa så det blir rätt,</text:p>
              </text:list-item>
              <text:list-item>
                <text:p text:style-name="P90">Kan lyssna, identifiera och imitera karaktär i stilar man är mindre bekant med,</text:p>
              </text:list-item>
              <text:list-item>
                <text:p text:style-name="P91"/>
              </text:list-item>
            </text:list>
            <text:p text:style-name="P92"/>
          </table:table-cell>
          <table:table-cell table:style-name="TableCell93">
            <text:p text:style-name="P94">Musikaliska situationer:</text:p>
            <text:list text:style-name="LFO5" text:continue-numbering="true">
              <text:list-item>
                <text:p text:style-name="P95">Solosång</text:p>
              </text:list-item>
              <text:list-item>
                <text:p text:style-name="P96">A capella (sång utan ackompanjemang)</text:p>
              </text:list-item>
              <text:list-item>
                <text:p text:style-name="P97">Flerstämmig sång</text:p>
              </text:list-item>
            </text:list>
            <text:p text:style-name="P98">Gehör:</text:p>
            <text:list text:style-name="LFO5" text:continue-numbering="true">
              <text:list-item>
                <text:p text:style-name="P99">Kan höra och återge melodier i olika tonarter.</text:p>
              </text:list-item>
              <text:list-item>
                <text:p text:style-name="P100">Kan läsa enklare melodier a vista</text:p>
              </text:list-item>
              <text:list-item>
                <text:p text:style-name="P101">Kan sjunga flerstämmig sång,</text:p>
              </text:list-item>
              <text:list-item>
                <text:p text:style-name="P102">Kan höra och återge treklanger i dur och moll,</text:p>
              </text:list-item>
            </text:list>
            <text:p text:style-name="P103">Teori:</text:p>
            <text:list text:style-name="LFO5" text:continue-numbering="true">
              <text:list-item>
                <text:p text:style-name="P104">Kan göra enklare funktions- eller steganalyser,<text:s/></text:p>
              </text:list-item>
              <text:list-item>
                <text:p text:style-name="P105">kan notera svårare melodier,</text:p>
              </text:list-item>
              <text:list-item>
                <text:p text:style-name="P106">kan harmonisera melodier och även använda alternativa ackord för att variera harmoniken,</text:p>
              </text:list-item>
            </text:list>
            <text:p text:style-name="P107">Samspel:</text:p>
            <text:list text:style-name="LFO5" text:continue-numbering="true">
              <text:list-item>
                <text:p text:style-name="P108">Kan leda mindre repetitioner med andra.</text:p>
              </text:list-item>
            </text:list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stycketeckensnitt" style:display-name="Standardstycketeckensnitt" style:family="text"/>
    <style:style style:name="Färgadlista-dekorfärg1" style:display-name="Färgad lista - dekorfärg 1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Courier New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Symbol"/>
    </style:style>
    <style:style style:name="WW_CharLFO6LVL7" style:family="text">
      <style:text-properties style:font-name="Courier New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format="">
        <style:list-level-properties text:space-before="0in" text:min-label-width="0in"/>
      </text:list-level-style-number>
      <text:list-level-style-bullet text:level="2" text:style-name="WW_CharLFO6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6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6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6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6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6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6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6LVL9" text:bullet-char="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ekl001</meta:initial-creator>
    <dc:creator>Jonas Eklund Barn- och utbildningsförvaltningen</dc:creator>
    <meta:creation-date>2016-04-06T08:42:00Z</meta:creation-date>
    <dc:date>2016-04-06T08:42:00Z</dc:date>
    <meta:template xlink:href="C05B0778" xlink:type="simple"/>
    <meta:editing-cycles>2</meta:editing-cycles>
    <meta:editing-duration>PT60S</meta:editing-duration>
    <meta:document-statistic meta:page-count="1" meta:paragraph-count="5" meta:word-count="446" meta:character-count="2810" meta:row-count="19" meta:non-whitespace-character-count="2369"/>
  </office:meta>
</office:document-meta>
</file>